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 table:number-rows-repeated="10479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 style:data-style-name="N2" text:time-value="00:21:29.7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01T00:21:53.748000000</dc:date>
    <meta:editing-duration>P5DT14H45M29S</meta:editing-duration>
    <meta:editing-cycles>1618</meta:editing-cycles>
    <meta:generator>LibreOffice/24.8.4.2$Windows_X86_64 LibreOffice_project/bb3cfa12c7b1bf994ecc5649a80400d06cd71002</meta:generator>
    <meta:document-statistic meta:table-count="1" meta:cell-count="1895" meta:object-count="0"/>
  </office:meta>
</office:document-meta>
</file>